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Times New Roman'" style:font-family-asian="'Times New Roman'" style:font-family-complex="'Times New Roman'"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12.00pt" fo:font-weight="bold" fo:font-family="'Times New Roman'" style:font-family-asian="'Times New Roman'" style:font-family-complex="'Times New Roman'"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2.00pt" fo:font-weight="bold" fo:font-family="'Times New Roman'" style:font-family-asian="'Times New Roman'" style:font-family-complex="'Times New Roman'"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2.00pt" fo:font-weight="bold" fo:font-family="'Times New Roman'" style:font-family-asian="'Times New Roman'" style:font-family-complex="'Times New Roman'"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2.00pt" fo:font-weight="bold" fo:font-family="'Times New Roman'" style:font-family-asian="'Times New Roman'" style:font-family-complex="'Times New Roman'"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2.00pt" fo:font-weight="bold" fo:font-family="'Times New Roman'" style:font-family-asian="'Times New Roman'" style:font-family-complex="'Times New Roman'"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2.00pt" fo:font-weight="bold" fo:font-family="'Times New Roman'" style:font-family-asian="'Times New Roman'" style:font-family-complex="'Times New Roman'"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2.00pt" fo:font-weight="bold" fo:font-family="'Times New Roman'" style:font-family-asian="'Times New Roman'" style:font-family-complex="'Times New Roman'"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2.00pt" fo:font-weight="bold" fo:font-family="'Times New Roman'" style:font-family-asian="'Times New Roman'" style:font-family-complex="'Times New Roman'"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2.00pt" fo:font-weight="bold" fo:font-family="'Times New Roman'" style:font-family-asian="'Times New Roman'" style:font-family-complex="'Times New Roman'"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2.00pt" fo:font-weight="bold" fo:font-family="'Times New Roman'" style:font-family-asian="'Times New Roman'" style:font-family-complex="'Times New Roman'"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transparent" style:use-window-font-color="true"/>
    </style:style>
    <style:style style:name="T23" style:family="text">
      <style:text-properties fo:font-size="12.00pt" fo:font-weight="bold" fo:font-family="'Times New Roman'" style:font-family-asian="'Times New Roman'" style:font-family-complex="'Times New Roman'" fo:background-color="transparent" style:use-window-font-color="true"/>
    </style:style>
    <style:style style:name="T2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2.00pt" fo:font-weight="bold" fo:font-family="'Times New Roman'" style:font-family-asian="'Times New Roman'" style:font-family-complex="'Times New Roman'" fo:background-color="transparent" style:use-window-font-color="true"/>
    </style:style>
    <style:style style:name="T2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2.00pt" fo:font-weight="bold" fo:font-family="'Times New Roman'" style:font-family-asian="'Times New Roman'" style:font-family-complex="'Times New Roman'" fo:background-color="transparent" style:use-window-font-color="true"/>
    </style:style>
    <style:style style:name="T3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2.00pt" fo:font-weight="bold" fo:font-family="'Times New Roman'" style:font-family-asian="'Times New Roman'" style:font-family-complex="'Times New Roman'" fo:background-color="transparent" style:use-window-font-color="true"/>
    </style:style>
    <style:style style:name="T3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4" style:family="text">
      <style:text-properties fo:font-size="12.00pt" fo:font-weight="bold" fo:font-family="'Times New Roman'" style:font-family-asian="'Times New Roman'" style:font-family-complex="'Times New Roman'" fo:background-color="transparent" style:use-window-font-color="true"/>
    </style:style>
    <style:style style:name="T35" style:family="text">
      <style:text-properties fo:font-size="12.00pt" fo:font-weight="normal" fo:font-family="'Times New Roman'" style:font-family-asian="'Times New Roman'" style:font-family-complex="'Times New Roman'" fo:background-color="transparent" style:use-window-font-color="true"/>
    </style:style>
    <style:style style:name="T36" style:family="text">
      <style:text-properties fo:font-size="12.00pt" fo:font-weight="bold" fo:font-family="'Times New Roman'" style:font-family-asian="'Times New Roman'" style:font-family-complex="'Times New Roman'" fo:background-color="transparent" style:use-window-font-color="true"/>
    </style:style>
    <style:style style:name="T3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2.00pt" fo:font-weight="bold" fo:font-family="'Times New Roman'" style:font-family-asian="'Times New Roman'" style:font-family-complex="'Times New Roman'" fo:background-color="transparent" style:use-window-font-color="true"/>
    </style:style>
    <style:style style:name="T4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2.00pt" fo:font-weight="bold" fo:font-family="'Times New Roman'" style:font-family-asian="'Times New Roman'" style:font-family-complex="'Times New Roman'" fo:background-color="transparent" style:use-window-font-color="true"/>
    </style:style>
    <style:style style:name="T4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4" style:family="text">
      <style:text-properties fo:font-size="12.00pt" fo:font-weight="normal" fo:font-family="'Times New Roman'" style:font-family-asian="'Times New Roman'" style:font-family-complex="'Times New Roman'" fo:background-color="transparent" style:use-window-font-color="true"/>
    </style:style>
    <style:style style:name="T45" style:family="text">
      <style:text-properties fo:font-size="12.00pt" fo:font-weight="normal" fo:font-family="Arial" style:font-family-asian="Arial" style:font-family-complex="Arial" fo:background-color="transparent" style:use-window-font-color="true"/>
    </style:style>
    <style:style style:name="T46" style:family="text">
      <style:text-properties fo:font-size="11.00pt" fo:font-weight="bold" fo:font-family="Calibri" style:font-family-asian="Calibri" style:font-family-complex="Calibri" fo:background-color="transparent" style:use-window-font-color="true"/>
    </style:style>
    <style:style style:name="P1" style:family="paragraph">
      <style:paragraph-properties fo:line-height="150.00%" fo:text-align="justify" fo:margin-bottom="10.00pt"/>
    </style:style>
  </office:automatic-styles>
  <office:body>
    <office:text>
      <text:p text:style-name="P1"><text:span text:style-name="T1">Sistema operacional Windows</text:span></text:p>
      <text:p text:style-name="P1"><text:span text:style-name="T2">O Windows 1.0 (1982-1985)</text:span></text:p>
      <text:p text:style-name="P1"><text:span text:style-name="T2">A história começa antes dele, no MS-DOS. Em 1981, a Microsoft iniciou o desenvolvimento de um software de interface gráfica, que posteriormente veio a se tornar o Windows. Quando finalmente lançado, em 20 de novembro de 1985, o Windows 1.0 era apenas um software de interface bidimensional para facilitar o uso do sistema operacional de computadores IBM da época.</text:span></text:p>
      <text:p text:style-name="P1"><text:span text:style-name="T2"/></text:p>
      <text:p text:style-name="P1"><text:span text:style-name="T2">Foi a primeira vez que a Microsoft tentou emplacar um sistema com suporte a multitarefas. Para instalar o Windows 1.0, era necessário um computador com “espantosos” 256 KB de RAM, um disco rígido (algo não tão comum na época) e o MS-DOS 2.0 ou mais recente. Nele, estavam as primeiras versões de programas bem populares atualmente, como o jogo Reversi, o Bloco de Notas e o Paint. Softwares complementares, como Calendário, Relógio e apps de comunicação, também estavam presentes.</text:span></text:p>
      <text:p text:style-name="P1"><text:span text:style-name="T2"/></text:p>
      <text:p text:style-name="P1"><text:span text:style-name="T2">De todas as novidades do software, talvez uma das mais importantes tenha sido o suporte ao mouse. Usuários não precisavam utilizar um PC com linhas de comandos, e este foi um dos primeiros sinais de que a briga com a Apple seria ferrenha. Um ano antes do lançamento, o System 1, parte da família dos sistemas operacionais Macintosh, deram utilidade ao periférico (inclusive, com softwares de treinamento). Portanto, não era uma adição inédita para o mundo.</text:span></text:p>
      <text:p text:style-name="P1"><text:span text:style-name="T2"/></text:p>
      <text:p text:style-name="P1"><text:span text:style-name="T3">2. O Windows 2.0 e 2.11 (1987 – 1990)</text:span><text:span text:style-name="T4"/></text:p>
      <text:p text:style-name="P1"><text:span text:style-name="T4">No dia 9 de dezembro de 1987, a Microsoft lançou a versão 2.0 do Windows, contando com ícones na área de trabalho e uma capacidade de memória expandida. A segunda versão do Windows continha uma melhoria no suporte à placa gráfica, o que possibilitou a sobreposição de janelas, o controle das dimensões das mesmas e o uso de atalhos de teclado.</text:span></text:p>
      <text:p text:style-name="P1"><text:span text:style-name="T4"/></text:p>
      <text:p text:style-name="P1"><text:span text:style-name="T4">Com o objetivo de melhorar o gerenciamento do sistema, o recurso de Painel de Controle foi adicionado. Foi nessa versão que o sistema do Windows foi aberto para que outras empresas conseguissem desenvolver programas para ele.</text:span></text:p>
      <text:p text:style-name="P1"><text:span text:style-name="T4"/></text:p>
      <text:p text:style-name="P1"><text:span text:style-name="T4">O processador usado no período do lançamento era o Intel 286. Porém, após o lançamento de seu sucessor, o Intel 386, o Windows 2.0 se beneficiou da memória expandida, oferecendo um desempenho melhor. Em 1988, a Microsoft se tornou a maior companhia de software para PCs do mundo e os computadores começaram a se tornar, cada vez mais, parte do dia a dia dos escritórios americanos.</text:span></text:p>
      <text:p text:style-name="P1"><text:span text:style-name="T4"/></text:p>
      <text:p text:style-name="P1"><text:span text:style-name="T5">3. Windows 3.0 e Windows NT (1990 – 1994)</text:span><text:span text:style-name="T6"/></text:p>
      <text:p text:style-name="P1"><text:span text:style-name="T6">Há exatamente 20 anos chegava às lojas dos EUA o programa Windows 3.0, interface gráfica para o sistema operacional DOS que teve grande sucesso na dura missão de enfrentar concorrentes como Apple, Amiga, OS/2 e NeXT – empresa que Steve Jobs fundou depois que foi enxotado da empresa da maçã – e colocou a Microsoft no caminho certo para o domínio quase completo do incipiente mercado da computação doméstica até os dias de hoje.</text:span></text:p>
      <text:p text:style-name="P1"><text:span text:style-name="T6"/></text:p>
      <text:p text:style-name="P1"><text:span text:style-name="T6">Suas maiores novidades para conquistar o público eram o suporte aos processadores Intel 80386 (então com cinco anos de idade), imagens com 16 Cores e a introdução do Gerenciador de Programas, Painel de Controle e do primeiro gerenciador de arquivos baseado em ícones da empresa de Redmond. Toda essa tecnologia também fez com que o programa fosse um marco para toda uma geração por ter sido o primeiro a chegar equipado com o jogo Paciência, grande amigo para horas de ócio em escritórios de todo o mundo.</text:span></text:p>
      <text:p text:style-name="P1"><text:span text:style-name="T6"/></text:p>
      <text:p text:style-name="P1"><text:span text:style-name="T7">4. Windows 95 (1995 – 1997)</text:span></text:p>
      <text:p text:style-name="P1"><text:span text:style-name="T8">O lançamento do Windows 95 em 24 de agosto de 1995 gerou um recorde de vendas de 7 milhões de cópias em apenas cinco semanas. Foi o lançamento mais publicado e anunciado da Microsoft até então. Comerciais de televisão com a banda Rolling Stones cantando “Start Me Up” sobre imagens do novo botão Iniciar.</text:span></text:p>
      <text:p text:style-name="P1"><text:span text:style-name="T8">Essa era a era dos fax/modens, do e-mail, das notícias online, dos jogos multimídia e dos programas educacionais. O Windows 95 trazia suporte integrado à Internet, com discagem de rede e o navegador Internet Explorer. Com a nova tecnologia Plug and Play, ficou fácil a instação de novas placas no computador. O sistema operacional com 32 bits oferecia melhorada qualidade multimídia e funcionalidades poderosas para computação móvel e rede integradas.</text:span></text:p>
      <text:p text:style-name="P1"><text:span text:style-name="T8">No lançamento do Windows 95, as versões anteriores do Windows e do MS-DOS executavam em aproximadamente 80% dos computadores pessoais do mundo. O Windows 95 era a atualização natural para esses usuários, que precisavam de um computador com processador Intel 386DX (o Intel 486 era recomendado) e ao menos 4 MB de memória RAM. As versões para atualização foram disponilizadas em disquetes e CD-ROM. O sistema foi traduzido para 12 idiomas. As novas funcionalidades incluíam o botão Iniciar, a barra de tarefas e os botões de minimizar, maximizar e fechar em cada janela. Funcionalidades que estão presentes até hoje no Windows.</text:span></text:p>
      <text:p text:style-name="P1"><text:span text:style-name="T8">No começo dos anos 1990, o assunto era a Internet, a rede das redes, que tinha o poder de conectar todos os computadores do mundo. Em 1995, Bill Gates preparou um memorando intitulado “The Internet Tital Wave” (A Onda de Maré da Internet, em tradução livre), no qual declara que a Internet é o desenvolvimento mais importante desde o advento dos PCs. Com o lançamento do Internet Explorer, deu-se inicio à Guerra dos Navegadores, na qual o Internet Explorer brigou com o Netscape pelo domínio do mercado de navegadores da Web e terminou com o fim do browser adversário, lado mais fraco desta disputa.</text:span></text:p>
      <text:p text:style-name="P1"><text:span text:style-name="T8"/></text:p>
      <text:p text:style-name="P1"><text:span text:style-name="T9">5. Windows 98, Windows Me e Windows 2000 (1998 – 2000)</text:span><text:span text:style-name="T10"/></text:p>
      <text:p text:style-name="P1"><text:span text:style-name="T10">O Windows 98 aprofundou a revolução que o seu antecessor começou. Disponibilizado em junho de 1998, ele era mais estável, tinha suporte a mais de um monitor e componentes USB, particionamento do HD, serviço Outlook de e-mail, modo de hibernação e mais. No mundo todo, ele foi o primeiro contato de muita gente com o PC, já que ainda estava em muitas máquinas mesmo após a virada do século.</text:span></text:p>
      <text:p text:style-name="P1"><text:span text:style-name="T10"/></text:p>
      <text:p text:style-name="P1"><text:span text:style-name="T10">O Windows 2000 foi lançado em fevereiro de 2000 e consolidou o fim definitivo da nomenclatura "NT". O Windows NT, que começou a ser disponibilizado em 1993, era voltado para usuários corporativos, servidores e workstation, e não para o público geral. Por causa disso, sua menção é importante, além de ter trazido recursos importantes e novos sistemas de segurança.</text:span></text:p>
      <text:p text:style-name="P1"><text:span text:style-name="T10"/></text:p>
      <text:p text:style-name="P1"><text:span text:style-name="T11">6. Windows XP (2001 – 2005)</text:span></text:p>
      <text:p text:style-name="P1"><text:span text:style-name="T12"/></text:p>
      <text:p text:style-name="P1"><text:span text:style-name="T12">O Windows XP, lançado em 25 de outubro de 2001, se destacou como um marco na história dos sistemas operacionais da Microsoft. Combinando a estética do Windows ME e a estabilidade do Windows 2000, ele conquistou milhões de usuários ao redor do mundo. Seu nome, derivado de “experience”, refletia a intenção de oferecer uma experiência de uso superior.</text:span></text:p>
      <text:p text:style-name="P1"><text:span text:style-name="T12"/></text:p>
      <text:p text:style-name="P1"><text:span text:style-name="T12">O sistema foi disponibilizado em duas versões principais: Home, voltada para usuários domésticos com foco em multimídia e recursos de entretenimento, e Professional, destinada a ambientes corporativos, oferecendo funcionalidades como suporte a múltiplos processadores e acesso remoto. Além dessas, havia edições como Media Center, Embedded e a Starter Edition, esta última com um preço reduzido e limitações para combater a pirataria em países emergentes.</text:span></text:p>
      <text:p text:style-name="P1"><text:span text:style-name="T12"/></text:p>
      <text:p text:style-name="P1"><text:span text:style-name="T12">Apesar de sua substituição pelo Windows Vista em 2007, muitos usuários ainda preferem o XP, citando sua estabilidade e eficiência. O legado do Windows XP permanece forte, com uma base de usuários significativa mesmo anos após o seu lançamento.</text:span></text:p>
      <text:p text:style-name="P1"><text:span text:style-name="T12"/></text:p>
      <text:p text:style-name="P1"><text:span text:style-name="T13">7. Windows Vista (2006 – 2008)</text:span><text:span text:style-name="T14"/></text:p>
      <text:p text:style-name="P1"><text:span text:style-name="T14">O Windows Vista teve um hiato bastante grande em relação ao anterior, se desconsiderarmos as atualizações e novas versões do XP. Ele foi lançado em novembro de 2006, apresentando uma nova estética de janelas transparentes e melhores recursos de segurança.</text:span></text:p>
      <text:p text:style-name="P1"><text:span text:style-name="T14"/></text:p>
      <text:p text:style-name="P1"><text:span text:style-name="T14">Apesar disso, ele não foi tão bem recepcionado porque muitos usuários reclamavam que ele deixava o computador lento, o que fez muita gente continuar usando o XP por mais um bom tempo.</text:span></text:p>
      <text:p text:style-name="P1"><text:span text:style-name="T14"/></text:p>
      <text:p text:style-name="P1"><text:span text:style-name="T15">8. Windows 7 (2009 – 2012)</text:span><text:span text:style-name="T16"/></text:p>
      <text:p text:style-name="P1"><text:span text:style-name="T16">Dois anos depois, em 2009, o Windows 7 chegou à festa. Com o mesmo Windows Aero na interface, ele era uma versão infinitamente mais refinada que o Vista, mas sem grandes ambições ou promessas. O foco era ser mais limpo, eficiente e prático de usar — pontos importantes destacados como falhas no antecessor.</text:span></text:p>
      <text:p text:style-name="P1"><text:span text:style-name="T16"/></text:p>
      <text:p text:style-name="P1"><text:span text:style-name="T16">Foi um sucesso estrondoso na época. Mais de 100 milhões de cópias foram vendidas em todo o mundo — valor que chegou a 630 milhões a julho de 2012. Até 2018, ele foi considerado o sistema operacional mais popular da série, até que perdeu sua posição para o Win 10 (que falaremos mais a frente).</text:span></text:p>
      <text:p text:style-name="P1"><text:span text:style-name="T16"/></text:p>
      <text:p text:style-name="P1"><text:span text:style-name="T17">9. Windows 8 e 8.1 (2012 - 2014)</text:span><text:span text:style-name="T18"/></text:p>
      <text:p text:style-name="P1"><text:span text:style-name="T18">O Windows 8 é um sistema operacional da Microsoft que, depois do sucesso do Windows 7, ficou ainda mais funcional e prático. Faça o download agora mesmo e deixe o seu computador moderno e eficiente.</text:span></text:p>
      <text:p text:style-name="P1"><text:span text:style-name="T18"/></text:p>
      <text:p text:style-name="P1"><text:span text:style-name="T18">O sistema acrescenta uma série de novos gestos baseados em toques e introduz uma ideia totalmente nova sobre como os apps devem parecer e se comportar na sua interface Metro, onde um aplicativo por vez toma conta de toda a tela e roda livre de distrações, como botões e barras de menus.</text:span></text:p>
      <text:p text:style-name="P1"><text:span text:style-name="T18"/></text:p>
      <text:p text:style-name="P1"><text:span text:style-name="T18">A interface Metro tem um design simples, limpo e personalizável. Nela, você encontra a tela “Start” composta por mosaicos formado por “blocos” dinâmicos com animações, que podem simplesmente dar acesso a um aplicativo ou exibir informações atualizadas continuamente.</text:span></text:p>
      <text:p text:style-name="P1"><text:span text:style-name="T18"/></text:p>
      <text:p text:style-name="P1"><text:span text:style-name="T18">Um dos grandes problemas das suas primeiras versões era o fato de ele ser muito dependente de toques, o que tornava seu uso impraticável em equipamentos que não tivessem uma tela touchscreen. Para resolver isso, esta prévia disponibiliza a interação no trackpad.</text:span></text:p>
      <text:p text:style-name="P1"><text:span text:style-name="T18"/></text:p>
      <text:p text:style-name="P1"><text:span text:style-name="T19">10. Windows 10 (2015)</text:span></text:p>
      <text:p text:style-name="P1"><text:span text:style-name="T20">O Windows 10, lançado em 15 de julho de 2015, trouxe uma série de mudanças relevantes na forma como o SO é produzido, distribuído e mantido pela desenvolvedora norte-americana. Ao contrário de edições anteriores, o Windows 10 é vendido como um serviço.</text:span></text:p>
      <text:p text:style-name="P1"><text:span text:style-name="T20"/></text:p>
      <text:p text:style-name="P1"><text:span text:style-name="T20">Em vez de ser um novo sistema operacional, por exemplo, os usuários recebem grandes atualizações, que promovem a adição de novos recursos e tecnologias de forma gratuita e horizontal, para que todos possam acessar essas novidades.</text:span></text:p>
      <text:p text:style-name="P1"><text:span text:style-name="T20"/></text:p>
      <text:p text:style-name="P1"><text:span text:style-name="T20">Em relação à usabilidade, o Windows 10 apresenta um design revisitado e que busca acabar com as pesadas críticas que acompanharam o ciclo do Windows 8 e 8.1 e sua interface desenvolvida para telas sensíveis ao toque. Com abordagem mais convencional, o Windows 10 funciona bem em telas touch e em desktops.</text:span></text:p>
      <text:p text:style-name="P1"><text:span text:style-name="T20"/></text:p>
      <text:p text:style-name="P1"><text:span text:style-name="T20">Além disso, a décima versão do Windows conta com recursos como o Paint 3D; o Modo Jogo, usado principalmente por jogadores de PC para melhorar o desempenho de suas máquinas; a assistente virtual Cortana; e o aplicativo do Xbox, no qual o usuário consegue transmitir e jogar os jogos do Xbox One via rede sem fio em qualquer dispositivo Windows 10. Com isso, é possível usar o recurso de gravação de cenas para criar vídeos de gameplay e até editá-los no PC, para compartilhar nas redes sociais.</text:span></text:p>
      <text:p text:style-name="P1"><text:span text:style-name="T20"/></text:p>
      <text:p text:style-name="P1"><text:span text:style-name="T21">11. Windows 11 (2021)<text:s/></text:span><text:span text:style-name="T22"/></text:p>
      <text:p text:style-name="P1"><text:span text:style-name="T22">Para finalizar a festa (por enquanto), o Windows 11 chegou de surpresa em um anúncio em junho de 2021. O sistema operacional seria mais uma enorme renovação da família Windows, incluindo novo visual, funcionalidades, uma abordagem mais amigável com o Linux (incluindo suporte a apps de Android) e muito mais.</text:span></text:p>
      <text:p text:style-name="P1"><text:span text:style-name="T22"/></text:p>
      <text:p text:style-name="P1"><text:span text:style-name="T22">Ainda assim, o lançamento passou por certas dificuldades. Fantasmas anteriores, como as exigências elevadas de requisitos mínimos, se tornaram um problema logo após o anúncio. O sistema, entretanto, parece mesmo uma evolução direta do antecessor e se mostra capaz de quebrar o ciclo de um acerto seguido de um erro da gigante em termos de mudanças de versão.</text:span></text:p>
      <text:p text:style-name="P1"><text:span text:style-name="T23"/></text:p>
      <text:p text:style-name="P1"><text:span text:style-name="T23">Referências bibliográficas</text:span></text:p>
      <text:p text:style-name="P1"><text:span text:style-name="T23">Versões do Windows: veja toda evolução do sistema em ordem cronológica: Luã Souza,<text:s text:c="2"/>techtudo , 2023. Disponível em: </text:span></text:p>
      <text:p text:style-name="P1"><text:span text:style-name="T23">(</text:span><text:a xlink:href="https://www.techtudo.com.br/listas/2023/04/versoes-do-windows-veja-toda-evolucao-do-sistema-em-ordem-cronologica-edsoftwares.ghtml"><text:span text:style-name="T24">https://www.techtudo.com.br/listas/2023/04/versoes-do-windows-veja-toda-evolucao-do-sistema-em-ordem-cronologica-edsoftwares.ghtml</text:span></text:a><text:span text:style-name="T25">)</text:span></text:p>
      <text:p text:style-name="P1"><text:span text:style-name="T25">acessada em :<text:s text:c="2"/>25/09/2024 as 17h01</text:span></text:p>
      <text:p text:style-name="P1"><text:span text:style-name="T25"/></text:p>
      <text:p text:style-name="P1"><text:span text:style-name="T26">Como o Windows evoluiu a cada versão: Igor Almenara, canaltech, 2021. Disponível em: </text:span></text:p>
      <text:p text:style-name="P1"><text:span text:style-name="T26">(</text:span><text:a xlink:href="https://canaltech.com.br/windows/como-o-windows-evoluiu-a-cada-versao/"><text:span text:style-name="T27">https://canaltech.com.br/windows/como-o-windows-evoluiu-a-cada-versao/</text:span></text:a><text:span text:style-name="T28">)</text:span></text:p>
      <text:p text:style-name="P1"><text:span text:style-name="T28">acessada em :<text:s text:c="2"/>25/09/2024 as 17h01</text:span></text:p>
      <text:p text:style-name="P1"><text:span text:style-name="T28"/></text:p>
      <text:p text:style-name="P1"><text:span text:style-name="T29">Windows 3.0 completa 20 anos: João Brunelli Moreno, tecnoblog, 2024. Disponível em: </text:span></text:p>
      <text:p text:style-name="P1"><text:span text:style-name="T29">(</text:span><text:a xlink:href="https://tecnoblog.net/arquivo/25468/windows-3-0-completa-20-anos/"><text:span text:style-name="T30">https://tecnoblog.net/arquivo/25468/windows-3-0-completa-20-anos/</text:span></text:a><text:span text:style-name="T31">)</text:span></text:p>
      <text:p text:style-name="P1"><text:span text:style-name="T31">acessada em :<text:s text:c="2"/>25/09/2024 as 17h01</text:span></text:p>
      <text:p text:style-name="P1"><text:span text:style-name="T31"/></text:p>
      <text:p text:style-name="P1"><text:span text:style-name="T32"><text:s/>Disponível em: </text:span></text:p>
      <text:p text:style-name="P1"><text:span text:style-name="T32">(</text:span><text:a xlink:href="http://windowsinfocus.blogspot.com/2012/10/windows-95-e-internet-1995-1997.html"><text:span text:style-name="T33">http://windowsinfocus.blogspot.com/2012/10/windows-95-e-internet-1995-1997.html</text:span></text:a><text:span text:style-name="T34">)</text:span><text:span text:style-name="T35"/></text:p>
      <text:p text:style-name="P1"><text:span text:style-name="T35">acessada em :<text:s text:c="2"/>25/09/2024 as 17h01</text:span></text:p>
      <text:p text:style-name="P1"><text:span text:style-name="T35"/></text:p>
      <text:p text:style-name="P1"><text:span text:style-name="T36">Windows: veja a evolução do principal sistema operacional do mundo: Carlos Palmeira, tecmundo, 2021. Disponível em: </text:span></text:p>
      <text:p text:style-name="P1"><text:span text:style-name="T36">(</text:span><text:a xlink:href="https://www.tecmundo.com.br/software/219912-windows-veja-evolucao-principal-sistema-operacional-do-mundo.htm"><text:span text:style-name="T37">https://www.tecmundo.com.br/software/219912-windows-veja-evolucao-principal-sistema-operacional-do-mundo.htm</text:span></text:a><text:span text:style-name="T38">)</text:span></text:p>
      <text:p text:style-name="P1"><text:span text:style-name="T38">acessada em :<text:s text:c="2"/>25/09/2024 as 17h01</text:span></text:p>
      <text:p text:style-name="P1"><text:span text:style-name="T38"/></text:p>
      <text:p text:style-name="P1"><text:span text:style-name="T39">Windows XP:<text:s text:c="2"/>Tiago Dantas, mundoeducacao . Disponível em: </text:span></text:p>
      <text:p text:style-name="P1"><text:span text:style-name="T39">(</text:span><text:a xlink:href="https://mundoeducacao.uol.com.br/informatica/windows-xp.htm"><text:span text:style-name="T40">https://mundoeducacao.uol.com.br/informatica/windows-xp.htm</text:span></text:a><text:span text:style-name="T41">)</text:span></text:p>
      <text:p text:style-name="P1"><text:span text:style-name="T41">acessada em :<text:s text:c="2"/>25/09/2024 as 17h01</text:span></text:p>
      <text:p text:style-name="P1"><text:span text:style-name="T41"/></text:p>
      <text:p text:style-name="P1"><text:span text:style-name="T42">Windows 8: o sistema operacional da Microsoft: tecmundo. Disponível em: </text:span></text:p>
      <text:p text:style-name="P1"><text:span text:style-name="T42">(</text:span><text:a xlink:href="https://www.techtudo.com.br/tudo-sobre/windows-8/"><text:span text:style-name="T43">https://www.techtudo.com.br/tudo-sobre/windows-8/</text:span></text:a><text:span text:style-name="T44">)</text:span></text:p>
      <text:p text:style-name="P1"><text:span text:style-name="T44">acessada em :<text:s text:c="2"/>25/09/2024 as 17h01</text:span></text:p>
      <text:p text:style-name="P1"><text:span text:style-name="T44"/></text:p>
      <text:p text:style-name="P1"><text:span text:style-name="T44"/></text:p>
      <text:p text:style-name="P1"><text:span text:style-name="T44"/></text:p>
      <text:p text:style-name="P1"><text:span text:style-name="T44"/></text:p>
      <text:p text:style-name="P1"><text:span text:style-name="T45"/></text:p>
      <text:p text:style-name="P1"><text:span text:style-name="T45"/></text:p>
      <text:p text:style-name="P1"><text:span text:style-name="T45"/></text:p>
      <text:p text:style-name="P1"><text:span text:style-name="T45"/></text:p>
      <text:p text:style-name="P1"><text:span text:style-name="T45"/></text:p>
      <text:p text:style-name="P1"><text:span text:style-name="T4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